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_5f_1" style:display-name="table_1" style:family="table">
      <style:table-properties style:width="6.6903in" table:align="center"/>
    </style:style>
    <style:style style:name="table_5f_1.A" style:display-name="table_1.A" style:family="table-column">
      <style:table-column-properties style:column-width="3.3451in"/>
    </style:style>
    <style:style style:name="table_5f_1.A1" style:display-name="table_1.A1" style:family="table-cell">
      <style:table-cell-properties fo:padding="0.0201in" fo:border-left="1pt solid #000000" fo:border-right="none" fo:border-top="1pt solid #000000" fo:border-bottom="1pt solid #000000" style:writing-mode="page"/>
    </style:style>
    <style:style style:name="table_5f_1.B1" style:display-name="table_1.B1" style:family="table-cell">
      <style:table-cell-properties fo:padding="0.0201in" fo:border="1pt solid #000000" style:writing-mode="page"/>
    </style:style>
    <style:style style:name="table_5f_1.A2" style:display-name="table_1.A2" style:family="table-cell">
      <style:table-cell-properties fo:padding="0.0201in" fo:border-left="1pt solid #000000" fo:border-right="none" fo:border-top="none" fo:border-bottom="1pt solid #000000" style:writing-mode="page"/>
    </style:style>
    <style:style style:name="table_5f_1.B2" style:display-name="table_1.B2" style:family="table-cell">
      <style:table-cell-properties fo:padding="0.0201in" fo:border-left="1pt solid #000000" fo:border-right="1pt solid #000000" fo:border-top="none" fo:border-bottom="1pt solid #000000" style:writing-mode="page"/>
    </style:style>
    <style:style style:name="P1" style:family="paragraph" style:parent-style-name="Standard">
      <style:paragraph-properties fo:line-height="150%"/>
      <style:text-properties officeooo:rsid="00144b8f" officeooo:paragraph-rsid="00144b8f"/>
    </style:style>
    <style:style style:name="P2" style:family="paragraph" style:parent-style-name="Standard">
      <style:paragraph-properties fo:line-height="150%" fo:text-align="center" style:justify-single-word="false"/>
      <style:text-properties officeooo:rsid="00144b8f" officeooo:paragraph-rsid="00144b8f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officeooo:rsid="00144b8f" officeooo:paragraph-rsid="00144b8f"/>
    </style:style>
    <style:style style:name="P4" style:family="paragraph" style:parent-style-name="Standard" style:list-style-name="L1">
      <style:paragraph-properties fo:line-height="150%" fo:text-align="start" style:justify-single-word="false"/>
      <style:text-properties officeooo:rsid="00144b8f" officeooo:paragraph-rsid="00151c93"/>
    </style:style>
    <style:style style:name="P5" style:family="paragraph" style:parent-style-name="Standard">
      <style:paragraph-properties fo:line-height="150%" fo:text-align="start" style:justify-single-word="false"/>
      <style:text-properties officeooo:rsid="00144b8f" officeooo:paragraph-rsid="00144b8f"/>
    </style:style>
    <style:style style:name="P6" style:family="paragraph" style:parent-style-name="Standard">
      <style:paragraph-properties fo:line-height="150%" fo:text-align="start" style:justify-single-word="false"/>
      <style:text-properties officeooo:rsid="00144b8f" officeooo:paragraph-rsid="00151c93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51c93" officeooo:paragraph-rsid="00151c93" style:font-weight-asian="bold" style:font-weight-complex="bold"/>
    </style:style>
    <style:style style:name="T1" style:family="text">
      <style:text-properties officeooo:rsid="00151c9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fi Izzatul Rizqu Faris</text:p>
      <text:p text:style-name="P1">XII RPL 1</text:p>
      <text:p text:style-name="P2">Tugas KD 3.5 – 4.5</text:p>
      <text:list xml:id="list730040565" text:style-name="L1">
        <text:list-item>
          <text:p text:style-name="P4">Temukan informasi-informasi berupa pendapat, alternatif solusi dan simpulan yang terdapat di dalam teks “Upaya Peningkatan Mutu Pendidikan”<text:tab/></text:p>
        </text:list-item>
      </text:list>
      <text:p text:style-name="P6"/>
      <table:table table:name="table_1" table:style-name="table_5f_1">
        <table:table-column table:style-name="table_5f_1.A" table:number-columns-repeated="2"/>
        <table:table-row>
          <table:table-cell table:style-name="table_5f_1.A1" office:value-type="string">
            <text:p text:style-name="P8">Pendapat</text:p>
          </table:table-cell>
          <table:table-cell table:style-name="table_5f_1.B1" office:value-type="string">
            <text:p text:style-name="P7">Pendidikan adalah salah satu kebutuhan dasar manusia dan merupakan kunci</text:p>
            <text:p text:style-name="P7">dari kemajuan suatu bangsa. Semua orang pasti menyadari bahwa pendidikan</text:p>
            <text:p text:style-name="P7">yang berkualitas dapat meningkatkan peluang dalam menjadikan bangsa ini</text:p>
            <text:p text:style-name="P7">sejajar dengan negara-negara yang telah dicap maju. Akan tetapi, nyatanya</text:p>
            <text:p text:style-name="P7">kualitas pendidikan di sini belumlah begitu bagus dibandingkan dengan negara</text:p>
            <text:p text:style-name="P7">lain.</text:p>
          </table:table-cell>
        </table:table-row>
        <table:table-row>
          <table:table-cell table:style-name="table_5f_1.A2" office:value-type="string">
            <text:p text:style-name="P8">Alternatif solusi</text:p>
          </table:table-cell>
          <table:table-cell table:style-name="table_5f_1.B2" office:value-type="string">
            <text:p text:style-name="P7">Usaha untuk meningkatkan mutu pendidikan sangatlah penting untuk</text:p>
            <text:p text:style-name="P7">menjawab tantangan globalisasi, kemajuan IPTEK, dan pergerakan masif para</text:p>
            <text:p text:style-name="P7">tenaga ahli. Lembaga pendidikan dituntut untuk bisa mencetak orang-orang</text:p>
            <text:p text:style-name="P7">terdidik yang berkualitas karena sengitnya persaingan antar bangsa. Sehingga</text:p>
            <text:p text:style-name="P7">memiliki keahlian dalam kompetensi profesional serta siap untuk menghadapi</text:p>
            <text:p text:style-name="P7">kompetisi global.</text:p>
          </table:table-cell>
        </table:table-row>
        <table:table-row>
          <table:table-cell table:style-name="table_5f_1.A2" office:value-type="string">
            <text:p text:style-name="P8">Simpulan</text:p>
          </table:table-cell>
          <table:table-cell table:style-name="table_5f_1.B2" office:value-type="string">
            <text:p text:style-name="P7">Pada era teknologi seperti sekarang ini, guru bukanlah satu-satunya sumber</text:p>
            <text:p text:style-name="P7">informasi dan ilmu pengetahuan. Peran guru telah bergeser menjadi motivator,</text:p>
            <text:p text:style-name="P7">fasilitator, juga dinamisator. Keberadaan teknologi internet membuat banyak</text:p>
            <text:p text:style-name="P7">sumber yang bisa dijadikan sebagai materi pembelajaran.</text:p>
            <text:p text:style-name="P7">Dalam kondisi seperti inilah, peran guru sebagai pendidik terasa sangat besar</text:p>
            <text:p text:style-name="P7">dan tak tergantikan. Oleh karena itu, guru perlu melakukan peran secara lebih efektif, sehingga diperlukan peningkatan langkah dan usaha yang jelas serta</text:p>
            <text:p text:style-name="P7">tepat sasaran.</text:p>
          </table:table-cell>
        </table:table-row>
      </table:table>
      <text:p text:style-name="P5"/>
      <text:p text:style-name="P5"/>
      <text:p text:style-name="P5"/>
      <text:list xml:id="list43051982775407" text:continue-numbering="true" text:style-name="L1">
        <text:list-item>
          <text:p text:style-name="P3"><text:soft-page-break/>Buatlah daftar isu atau permasalahan yang sedang berkembang di Indonesia saat ini (minimal 10 isu atau permasalahan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19:35:56.514579987</meta:creation-date>
    <dc:date>2020-09-12T04:30:51.693835095</dc:date>
    <meta:editing-duration>PT6M27S</meta:editing-duration>
    <meta:editing-cycles>2</meta:editing-cycles>
    <meta:generator>LibreOffice/6.4.5.2$Linux_X86_64 LibreOffice_project/40$Build-2</meta:generator>
    <meta:document-statistic meta:table-count="1" meta:image-count="0" meta:object-count="0" meta:page-count="2" meta:paragraph-count="27" meta:word-count="217" meta:character-count="1613" meta:non-whitespace-character-count="1423"/>
  </office:meta>
</office:document-meta>
</file>